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566b" officeooo:paragraph-rsid="0010566b" style:font-size-asian="14pt" style:font-size-complex="14pt"/>
    </style:style>
    <style:style style:name="P2" style:family="paragraph" style:parent-style-name="Standard" style:list-style-name="L1">
      <style:text-properties fo:font-size="14pt" officeooo:rsid="0011a763" officeooo:paragraph-rsid="0011a763" style:font-size-asian="14pt" style:font-size-complex="14pt"/>
    </style:style>
    <style:style style:name="P3" style:family="paragraph" style:parent-style-name="Standard">
      <style:text-properties fo:font-size="14pt" officeooo:rsid="0011a763" officeooo:paragraph-rsid="0011a763" style:font-size-asian="14pt" style:font-size-complex="14pt"/>
    </style:style>
    <style:style style:name="P4" style:family="paragraph" style:parent-style-name="Standard" style:list-style-name="L2">
      <style:text-properties fo:font-size="14pt" officeooo:rsid="0011a763" officeooo:paragraph-rsid="0011a763" style:font-size-asian="14pt" style:font-size-complex="14pt"/>
    </style:style>
    <style:style style:name="P5" style:family="paragraph" style:parent-style-name="Standard" style:list-style-name="L2">
      <style:text-properties fo:font-size="14pt" officeooo:rsid="00124657" officeooo:paragraph-rsid="00124657" style:font-size-asian="14pt" style:font-size-complex="14pt"/>
    </style:style>
    <style:style style:name="P6" style:family="paragraph" style:parent-style-name="Standard">
      <style:text-properties fo:font-size="14pt" officeooo:rsid="00124657" officeooo:paragraph-rsid="00124657" style:font-size-asian="14pt" style:font-size-complex="14pt"/>
    </style:style>
    <style:style style:name="P7" style:family="paragraph" style:parent-style-name="Standard">
      <style:text-properties fo:font-size="14pt" officeooo:rsid="00124657" officeooo:paragraph-rsid="0012df1b" style:font-size-asian="14pt" style:font-size-complex="14pt"/>
    </style:style>
    <style:style style:name="P8" style:family="paragraph" style:parent-style-name="Standard">
      <style:text-properties fo:font-size="14pt" officeooo:rsid="0012df1b" officeooo:paragraph-rsid="0012df1b" style:font-size-asian="14pt" style:font-size-complex="14pt"/>
    </style:style>
    <style:style style:name="P9" style:family="paragraph" style:parent-style-name="Standard">
      <style:text-properties fo:font-size="14pt" officeooo:rsid="0014e0e5" officeooo:paragraph-rsid="0014e0e5" style:font-size-asian="14pt" style:font-size-complex="14pt"/>
    </style:style>
    <style:style style:name="P10" style:family="paragraph" style:parent-style-name="Standard">
      <style:text-properties fo:font-size="14pt" officeooo:rsid="00154abb" officeooo:paragraph-rsid="00154abb" style:font-size-asian="14pt" style:font-size-complex="14pt"/>
    </style:style>
    <style:style style:name="P11" style:family="paragraph" style:parent-style-name="Standard">
      <style:paragraph-properties fo:break-before="page"/>
      <style:text-properties fo:font-size="14pt" officeooo:rsid="00124657" officeooo:paragraph-rsid="00124657" style:font-size-asian="14pt" style:font-size-complex="14pt"/>
    </style:style>
    <style:style style:name="P12" style:family="paragraph" style:parent-style-name="Standard">
      <style:paragraph-properties fo:break-before="page"/>
      <style:text-properties fo:font-size="14pt" officeooo:rsid="0014e0e5" officeooo:paragraph-rsid="0014e0e5" style:font-size-asian="14pt" style:font-size-complex="14pt"/>
    </style:style>
    <style:style style:name="P13" style:family="paragraph" style:parent-style-name="Standard">
      <style:paragraph-properties fo:break-before="page"/>
      <style:text-properties fo:font-size="14pt" officeooo:rsid="00154abb" officeooo:paragraph-rsid="00154abb" style:font-size-asian="14pt" style:font-size-complex="14pt"/>
    </style:style>
    <style:style style:name="T1" style:family="text">
      <style:text-properties officeooo:rsid="0012df1b"/>
    </style:style>
    <style:style style:name="T2" style:family="text">
      <style:text-properties officeooo:rsid="00141b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interviews, be prepared to show that you can think and know your limits. </text:p>
      <text:p text:style-name="P1"/>
      <text:p text:style-name="P1">Taking notes from Cracking the Coding Interview.</text:p>
      <text:p text:style-name="P1"/>
      <text:p text:style-name="P1">Take my advice with a grain of salt, I’ve only had two technical interviews at the time of this writing and do not know everything, this is just one part of a larger scheme. </text:p>
      <text:p text:style-name="P1"/>
      <text:list xml:id="list2411611415793442057" text:style-name="L1">
        <text:list-item>
          <text:p text:style-name="P2">Explain your thinking as you go. (start with big ideas and build down)</text:p>
          <text:list>
            <text:list-item>
              <text:p text:style-name="P2">Plan pseudo-code or talk about the algorithm before coding.</text:p>
            </text:list-item>
            <text:list-item>
              <text:p text:style-name="P2">Explain space efficient and time complexity (shows that you understand the concepts)</text:p>
            </text:list-item>
          </text:list>
        </text:list-item>
        <text:list-item>
          <text:p text:style-name="P2">Ask about ambiguity (or any questions)</text:p>
          <text:list>
            <text:list-item>
              <text:p text:style-name="P2">Admitting that you don’t know something is valuable</text:p>
            </text:list-item>
            <text:list-item>
              <text:p text:style-name="P2">State that you would have to look something up</text:p>
            </text:list-item>
          </text:list>
        </text:list-item>
        <text:list-item>
          <text:p text:style-name="P2">Run through test runs of the code</text:p>
          <text:list>
            <text:list-item>
              <text:p text:style-name="P2">look and plan test cases</text:p>
            </text:list-item>
            <text:list-item>
              <text:p text:style-name="P2">look for fringe cases</text:p>
            </text:list-item>
          </text:list>
        </text:list-item>
      </text:list>
      <text:p text:style-name="P3"/>
      <text:p text:style-name="P3">Approaches to solving problems - </text:p>
      <text:list xml:id="list6382224947987362630" text:style-name="L2">
        <text:list-item>
          <text:p text:style-name="P4">Examplify - start with small case and try to find general rule</text:p>
        </text:list-item>
        <text:list-item>
          <text:p text:style-name="P4">Pattern Matching – Find similar problems and if you know the solution modify it</text:p>
        </text:list-item>
        <text:list-item>
          <text:p text:style-name="P4">Simplify and Generalize – Think of the problem with a constrained input and modify solution for general input after solving it. </text:p>
        </text:list-item>
        <text:list-item>
          <text:p text:style-name="P4">Base Case and Build – Solve problem for base case and build up for more complex steps</text:p>
        </text:list-item>
        <text:list-item>
          <text:p text:style-name="P5">Data Structure Brainstorming – Run through different data structure and try each one</text:p>
        </text:list-item>
      </text:list>
      <text:p text:style-name="P6"/>
      <text:p text:style-name="P6">Tell your interviewer if you know a question (this one helped me)</text:p>
      <text:p text:style-name="P6"/>
      <text:p text:style-name="P6">Questions now</text:p>
      <text:p text:style-name="P6"/>
      <text:p text:style-name="P11">Design an algorithm and write code to remove the duplicate characters in a string without using any additional buffer. NOTE: One or two additional variables are fine. An extra copy of the array is not. </text:p>
      <text:p text:style-name="P6"/>
      <text:p text:style-name="P6">FOLLOW UP </text:p>
      <text:p text:style-name="P6"/>
      <text:p text:style-name="P6">Write the test cases for this method. </text:p>
      <text:p text:style-name="P6"/>
      <text:p text:style-name="P11">My solution –</text:p>
      <text:p text:style-name="P6"/>
      <text:p text:style-name="P6">Well, I like to start with test cases so I can know what I’m dealing with</text:p>
      <text:p text:style-name="P6"/>
      <text:p text:style-name="P6">list of test cases:</text:p>
      <text:p text:style-name="P6"><text:tab/>&lt;empty string&gt; : easy, empty string</text:p>
      <text:p text:style-name="P6"><text:tab/>aaa : a</text:p>
      <text:p text:style-name="P6"><text:tab/>abc : abc</text:p>
      <text:p text:style-name="P6"><text:tab/>aaccbb : acb</text:p>
      <text:p text:style-name="P6"><text:tab/>abcabc : abc</text:p>
      <text:p text:style-name="P6"><text:tab/>&lt;arbitrarily long string&gt; : (does it still work)</text:p>
      <text:p text:style-name="P6"/>
      <text:p text:style-name="P6">Questions I might ask – </text:p>
      <text:p text:style-name="P6"><text:tab/>how is the string saved? (aka, linked list, array, immutable data type, etc…)</text:p>
      <text:p text:style-name="P6"><text:tab/><text:span text:style-name="T1">Can I use a hash set? (Additional array of constant size)</text:span></text:p>
      <text:p text:style-name="P6"><text:tab/><text:span text:style-name="T1">How many unique characters are being considered?</text:span></text:p>
      <text:p text:style-name="P6"><text:tab/></text:p>
      <text:p text:style-name="P6">I like to first start with a bad solution that will work – </text:p>
      <text:p text:style-name="P6"><text:tab/>Check every character against every previous character, if the character is found, remove it from the string. Otherwise keep it. This is a bad solution (on the order of magnitude of O(n^2) but it should work on every case).</text:p>
      <text:p text:style-name="P6"/>
      <text:p text:style-name="P6"><text:tab/>How can I speed it up? </text:p>
      <text:p text:style-name="P6"><text:tab/>Let’s look at the problem from a different angle – </text:p>
      <text:p text:style-name="P6"><text:tab/>define the problem recursively.</text:p>
      <text:p text:style-name="P6"><text:tab/><text:tab/><text:span text:style-name="T1">If the string is empty return empty string</text:span></text:p>
      <text:p text:style-name="P7"><text:tab/><text:tab/>When given a string <text:span text:style-name="T1">remove the last character</text:span></text:p>
      <text:p text:style-name="P7"><text:tab/><text:tab/><text:span text:style-name="T1">Repeat this method for the substring. </text:span></text:p>
      <text:p text:style-name="P7"><text:tab/><text:tab/><text:span text:style-name="T1">Do linear search for last character on result from repeating the algorithm</text:span></text:p>
      <text:p text:style-name="P7"><text:tab/><text:tab/><text:span text:style-name="T1">if the character is not found return the string + character</text:span></text:p>
      <text:p text:style-name="P7"><text:tab/></text:p>
      <text:p text:style-name="P7"><text:tab/><text:span text:style-name="T1">Slightly better, number of characters * number of unique characters. When the number of unique characters.</text:span></text:p>
      <text:p text:style-name="P7"/>
      <text:p text:style-name="P8">I could make a O(n) if I could use a hash set. <text:span text:style-name="T2">(additional array of constant size) good solution in book found on page 97 of Cracking the Coding Interview. </text:span></text:p>
      <text:p text:style-name="P8"/>
      <text:p text:style-name="P12">Sorting algorithms</text:p>
      <text:p text:style-name="P9"/>
      <text:p text:style-name="P9">Bubble Sort O(n^2)<text:tab/>In place sort</text:p>
      <text:p text:style-name="P9">Selection Sort O(n^2)<text:tab/>In place sort</text:p>
      <text:p text:style-name="P9">Merge Sort O(n log(n))<text:tab/>Not in place sort (But supports parallelization) </text:p>
      <text:p text:style-name="P9">Quick Sort O(n log(n)) O(n^2) worst case<text:tab/>In place sort</text:p>
      <text:p text:style-name="P9">Bucket Sort O(n + m)</text:p>
      <text:p text:style-name="P9"/>
      <text:p text:style-name="P13">Brain Teasers</text:p>
      <text:p text:style-name="P10"/>
      <text:p text:style-name="P10">You are trying to cook an egg for exactly fifteen minutes, but instead of a timer, you are given two ropes which burn for exactly 1 hour each. The ropes, however, are of uneven densities - i.e., half the rope length-wise might take only two minutes to burn.</text:p>
      <text:p text:style-name="P10"/>
      <text:p text:style-name="P13">The Approach</text:p>
      <text:p text:style-name="P10">1. What is important? Numbers usually have a meaning behind them. The fifteen minutes and two ropes were picked for a reason.</text:p>
      <text:p text:style-name="P10">2. Simplify! You can easily time one hour (burn just one rope).</text:p>
      <text:p text:style-name="P10">3. Now, can you time 30 minutes? That’s half the time it takes to burn one rope. Can you</text:p>
      <text:p text:style-name="P10">burn the rope twice as fast? Yes! (Light the rope at both ends.)</text:p>
      <text:p text:style-name="P10">4. You’ve now learned: (1) You can time 30 minutes. (2) You can burn a rope that takes X minutes in just X/2 minutes by lighting both ends.</text:p>
      <text:p text:style-name="P10">5. Work backwards: if you had a rope of burn-length 30 minutes, that would let you time</text:p>
      <text:p text:style-name="P10">15 minutes. Can you remove 30 minutes of burn-time from a rope?</text:p>
      <text:p text:style-name="P10">6. You can remove 30 minutes of burn-time from Rope #2 by lighting Rope #1 at both</text:p>
      <text:p text:style-name="P10">ends and Rope #2 at one end.</text:p>
      <text:p text:style-name="P10">7. Now that you have Rope #2 at burn-length 30 minutes, start cooking the egg and light</text:p>
      <text:p text:style-name="P10">Rope #2 at the other end. When Rope #2 burns up, your egg is done!</text:p>
      <text:p text:style-name="P10"/>
      <text:p text:style-name="P10">Next Brain Teaser (they’re fun)</text:p>
      <text:p text:style-name="P10"/>
      <text:p text:style-name="P10">You have a five quart jug and a three quart jug, and an unlimited supply of water (but no measuring cups). How would you come up with exactly four quarts of water? NOTE: The jugs are oddly shaped, such that filling up exactly ‘half’ of the jug would be impossible</text:p>
      <text:p text:style-name="P10"/>
      <text:p text:style-name="P10"/>
      <text:p text:style-name="P13">From now on – Ask class for suggestions on future steps, otherwise keep on going with this pattern:</text:p>
      <text:p text:style-name="P10">* Another String problem, work with class</text:p>
      <text:p text:style-name="P10">* A linked list problem, have class work on own</text:p>
      <text:p text:style-name="P10">* Stack/queue problem, have class work on own</text:p>
      <text:p text:style-name="P10">* Possibly Database, OO or Recursion after this</text:p>
      <text:p text:style-name="P10">* Maybe networking and threads, but probably out of time far before this...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20:54:22.305139761</meta:creation-date>
    <dc:date>2017-08-31T21:48:18.858704583</dc:date>
    <meta:editing-duration>PT43M1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7" meta:paragraph-count="78" meta:word-count="911" meta:character-count="4963" meta:non-whitespace-character-count="4093"/>
  </office:meta>
</office:document-meta>
</file>